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63"/>
      <style:text-properties fo:font-weight="bold" style:font-weight-asian="bold" style:font-weight-complex="bold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P5" style:parent-style-name="Standard" style:family="paragraph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P12" style:parent-style-name="Standard" style:family="paragraph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en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Standard" style:family="paragraph">
      <style:text-properties fo:font-size="8pt" style:font-size-asian="8pt" style:font-size-complex="8pt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Blueberry Coffeecake</text:p>
      <text:p text:style-name="Standard"/>
      <text:p text:style-name="Standard">Note: <text:s/>Make Topping first since it must be refrigerated for 30 minutes before adding to cake.</text:p>
      <text:p text:style-name="Standard"/>
      <text:p text:style-name="Standard">2 cups all-purpose flour<text:tab/><text:tab/><text:tab/><text:tab/>1 teaspoon baking powder</text:p>
      <text:p text:style-name="Standard">1 teaspoon<text:s/>baking soda<text:tab/><text:tab/><text:tab/><text:tab/>Dash salt</text:p>
      <text:p text:style-name="Standard">1 cup sugar<text:tab/><text:tab/><text:tab/><text:tab/><text:tab/><text:tab/>½<text:s/>cup butter, softened</text:p>
      <text:p text:style-name="Standard">2 eggs<text:tab/><text:tab/><text:tab/><text:tab/><text:tab/><text:tab/><text:tab/>1 cup sour cream</text:p>
      <text:p text:style-name="Standard">1 teaspoon vanilla<text:tab/><text:tab/><text:tab/><text:tab/><text:tab/>2 cups blueberries</text:p>
      <text:p text:style-name="Standard">Topping</text:p>
      <text:p text:style-name="Standard"/>
      <text:p text:style-name="Standard">Grease a 9x13" pan. <text:s/>Sift flour, baking powder, baking soda and salt. <text:s/>Set aside. <text:s/>Beat together butter and<text:s/>sugar; add eggs, sour cream and vanilla; mixx well. <text:s/>Add dry ingredients; mix well. <text:s/>Fold in blueberries; pour in pan. <text:s/>Sprinkle<text:s/><text:span text:style-name="T4">Topping</text:span><text:s/>(below) over batter. <text:s/>Bake 350º for 40-45 minutes.</text:p>
      <text:p text:style-name="P5"/>
      <text:p text:style-name="Standard"><text:span text:style-name="T6">Topping:</text:span><text:s/>Mix<text:s/>½<text:s/>cup sugar and 1 teaspoon cinnamon; cut in 4 tablespoons butter until crumbly. <text:s/>Add<text:s/>¼<text:s/>cup chopped pecans. <text:s/>Refrigerate 30 minutes before adding to cake.</text:p>
      <text:p text:style-name="P7"/>
      <text:p text:style-name="P8">Low-Fat Apple Cinnamon Muffins</text:p>
      <text:p text:style-name="P9"/>
      <text:p text:style-name="Standard">No-stick cooking spray<text:tab/><text:tab/><text:tab/><text:tab/>¾<text:s/>cup skim milk</text:p>
      <text:p text:style-name="Standard">1/3 cup non-fat plain yogurt<text:tab/><text:tab/><text:tab/><text:tab/>2 egg whites</text:p>
      <text:p text:style-name="Standard">1 whole egg<text:tab/><text:tab/><text:tab/><text:tab/><text:tab/><text:tab/>2 teaspoons vanilla</text:p>
      <text:p text:style-name="Standard">Zest of one lemon<text:tab/><text:tab/><text:tab/><text:tab/><text:tab/>1/3 cup dark brown sugar, firmly packed</text:p>
      <text:p text:style-name="Standard">1 ½<text:s/>teaspoons cinnamon<text:tab/><text:tab/><text:tab/><text:tab/>1 ½<text:s/>teaspoons baking soda</text:p>
      <text:p text:style-name="Standard">¾<text:s/>teaspoon baking powder<text:tab/><text:tab/><text:tab/><text:tab/>1 medium apple, peeled,cored <text:s/>&amp;<text:s/>chopped</text:p>
      <text:p text:style-name="Standard"/>
      <text:p text:style-name="Standard">Heat oven to 375º. <text:s/>Spray with no-stick cooking spray only the bottoms of 12 medium muffin cups. <text:s/>In a large bowl beat milk, yogurt, egg whites, egg, vanilla and lemon zest. <text:s/>In a separate bowl combine <text:s/>flour, sugar, cinnamon, baking soda and baking powder. <text:s/>Fold dry ingredients into wet until just moist. <text:s/>Stir in apple. <text:s/>Divide batter among muffin cups. <text:s/>Bake 18 to 20 minutes or until toothpick inserted into center comes our clean. <text:s/>Immediately remove from pan and cool on wire rack. <text:s/>Makes 1 dozen. <text:s/>(102 calories and 1gram <text:s/>fat per muffin.)</text:p>
      <text:p text:style-name="Standard"/>
      <text:p text:style-name="P10">Applesauce Bran Muffins</text:p>
      <text:p text:style-name="Standard"/>
      <text:p text:style-name="Standard">1 ½<text:s/>cups Nabisco 100% Bran<text:tab/><text:tab/><text:tab/>1 ½<text:s/>cups applesauce</text:p>
      <text:p text:style-name="Standard">1 egg<text:tab/><text:tab/><text:tab/><text:tab/><text:tab/><text:tab/><text:tab/>¼<text:s/>cup butter, melted</text:p>
      <text:p text:style-name="Standard">½<text:s/>cup firmly packed light brown sugar<text:tab/><text:tab/>1 ½<text:s/>cups all-purpose flour</text:p>
      <text:p text:style-name="Standard">1 tablespoon baking powder<text:tab/><text:tab/><text:tab/><text:tab/>1 teaspoon cinnamon</text:p>
      <text:p text:style-name="Standard">½<text:s/>cup seedless raisins, optional<text:tab/><text:tab/><text:tab/>Apple Sauce Glaze, recipe follows</text:p>
      <text:p text:style-name="Standard"/>
      <text:p text:style-name="Standard">Mix bran, applesauce, egg, butter and brown sugar; let stand 5 minutes. <text:s/>In large bowl, blend flour, baking powder and cinnamon; stir in bran mixture just until<text:s/>blended (batter will be lumpy). <text:s/>Stir in raisins, if desired. <text:s/>Spoon batter into 12 greased<text:s/>2 ½<text:s/>" muffin-pan cups. <text:s/>Bake at 400º for 15 to 18 minutes or until done. <text:s/>Cool slightly. <text:s/>Drizzlew with<text:s/><text:span text:style-name="T11">Apple-Sauce Glaze</text:span>; serve warm. <text:s/>Makes 1 dozen.</text:p>
      <text:p text:style-name="P12"/>
      <text:p text:style-name="Standard"><text:span text:style-name="T13">Apple-Sauc</text:span><text:span text:style-name="T14">e Glaze: <text:s/></text:span>Blend<text:s/>½<text:s/>cup confectioner's sugar into 1 tablespoon applesauce until smooth.</text:p>
      <text:p text:style-name="Standard"/>
      <text:p text:style-name="P15"/>
      <text:p text:style-name="P16"/>
      <text:soft-page-break/>
      <text:p text:style-name="P17">Apple Raisin Bran Muffins</text:p>
      <text:p text:style-name="P18"/>
      <text:p text:style-name="Standard">1 ½<text:s/>cups shreds of wheat bran cereal<text:tab/><text:tab/>1 cup skim milk</text:p>
      <text:p text:style-name="Standard">¼<text:s/>cup butter, melted<text:tab/><text:tab/><text:tab/><text:tab/><text:tab/>½ <text:s/>honey</text:p>
      <text:p text:style-name="Standard">1 large cooking apple, peeled, cored and<text:tab/><text:tab/>¾<text:s/>cup raisins</text:p>
      <text:p text:style-name="Standard"><text:tab/>grated (1 ½ cups)<text:tab/><text:tab/><text:tab/><text:tab/>1 large egg,<text:s/>well beaten</text:p>
      <text:p text:style-name="Standard">1 teaspoon cinnamon<text:tab/><text:tab/><text:tab/><text:tab/><text:tab/>1 ¼<text:s/>cups all-purpose flour</text:p>
      <text:p text:style-name="Standard">2 teaspoons baking powder<text:tab/><text:tab/><text:tab/><text:tab/>½<text:s/>teaspoon baking soda</text:p>
      <text:p text:style-name="Standard"/>
      <text:p text:style-name="Standard">Heat oven to 400º. <text:s/>Lightly grease 12 muffin cups. <text:s/>In a large bowl, soak cereal in<text:s/>milk for 5 minutes. <text:s/>Stir in butter, honey, apple, raisins, egg and cinnamon. <text:s/>In another bowl, combine remaining ingredients. <text:s/>With a rubber spatula, fold flour into apple bran mixture just enough to moisten. <text:s/>Do not over mix. <text:s/>Evenly distribute among 12<text:s/>muffin cups. <text:s/>Bake 20 minutes or until done.</text:p>
      <text:p text:style-name="Standard">Each muff contains about 169 calories, 4.3 grams fat and 23 milligrams cholesterol.</text:p>
      <text:p text:style-name="Standard"/>
      <text:p text:style-name="P19">Blueberry Tea Muffins</text:p>
      <text:p text:style-name="Standard"/>
      <text:p text:style-name="Standard">2 eggs, separated<text:tab/><text:tab/><text:tab/><text:tab/><text:tab/>½<text:s/>cup skim milk</text:p>
      <text:p text:style-name="Standard">2 tablespoons sugar (or sugar substitute)<text:tab/><text:tab/>¾<text:s/>cup flour</text:p>
      <text:p text:style-name="Standard">1<text:s/>teaspoon baking powder<text:tab/><text:tab/><text:tab/><text:tab/>½<text:s/>teaspoon salt</text:p>
      <text:p text:style-name="Standard">1 cup blueberries</text:p>
      <text:p text:style-name="Standard"/>
      <text:p text:style-name="Standard">Beat egg yolks, milk, sugar or substitute, flour and <text:s/>baking powder together until smooth <text:s/>Combine salt and eggwhites. <text:s/>Whip until stiff. <text:s/>Fold in batter carefully. <text:s/>Add blueberries last, stirring in gently. <text:s/>Spoon into a nonstick 12-cup muffin pan. <text:s/>Bake in a preheated 372º oven for 15 to 20 minutes, until lightly browned.</text:p>
      <text:p text:style-name="Standard">54 calories each without sugar; 62 calories with sugar.</text:p>
      <text:p text:style-name="Standard"/>
      <text:p text:style-name="P20">Refrigerator Bran Muffins</text:p>
      <text:p text:style-name="P21"><text:tab/><text:tab/><text:tab/>Cypress Inn Recipe</text:p>
      <text:p text:style-name="Standard"/>
      <text:p text:style-name="Standard">1 (15-oz.) box Bran cereal<text:tab/><text:tab/><text:tab/><text:tab/>3 cups sugar</text:p>
      <text:p text:style-name="Standard">5 cups all-purpose flour<text:tab/><text:tab/><text:tab/><text:tab/>5 teaspoons baking soda</text:p>
      <text:p text:style-name="Standard">2 teaspoons salt<text:tab/><text:tab/><text:tab/><text:tab/><text:tab/>2 teaspoons cinnamon</text:p>
      <text:p text:style-name="Standard">2 teaspoons cloves<text:tab/><text:tab/><text:tab/><text:tab/><text:tab/>2 teaspoons nutmeg</text:p>
      <text:p text:style-name="Standard">4 eggs<text:tab/><text:tab/><text:tab/><text:tab/><text:tab/><text:tab/><text:tab/>1 cup vegetable oil</text:p>
      <text:p text:style-name="Standard">1 quart buttermilk<text:tab/><text:tab/><text:tab/><text:tab/><text:tab/>2 teaspoons vanilla</text:p>
      <text:p text:style-name="Standard"/>
      <text:p text:style-name="Standard">Preheat oven to 400º. <text:s/>Mix dry ingredients togther in large bowl. <text:s/>Stir in remaining ingredients and mix well. <text:s/>Fill muffin tins 2/3 full. <text:s/>Bake for 15 minutes.</text:p>
      <text:p text:style-name="Standard"/>
      <text:p text:style-name="Standard">Batter will last up to 4 weeks in refrigerator (sealed tightly). <text:s/>Works great for regular size or small muffins.</text:p>
      <text:p text:style-name="Standard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Bran Muffins</text:p>
      <text:p text:style-name="Standard"/>
      <text:p text:style-name="Standard">1 cup sifted flour<text:tab/><text:tab/><text:tab/><text:tab/><text:tab/>½<text:s/>teaspoon salt</text:p>
      <text:p text:style-name="Standard">3 teaspoons baking powder<text:tab/><text:tab/><text:tab/><text:tab/>1 cup Nabisco100% Bran</text:p>
      <text:p text:style-name="Standard">1 cup milk<text:tab/><text:tab/><text:tab/><text:tab/><text:tab/><text:tab/>3 tablespoons butter, softened</text:p>
      <text:p text:style-name="Standard">¼<text:s/>cup sugar<text:tab/><text:tab/><text:tab/><text:tab/><text:tab/><text:tab/>1 egg, lightly beaten</text:p>
      <text:p text:style-name="Standard"/>
      <text:p text:style-name="Standard">Sift flour, salt and baking powder. <text:s/>Add Bran to<text:s/>milk; let stand 5 minutes. <text:s/>Beat butter with sugar until light. <text:s/>Add egg and beat until smooth <text:s/>Stir in bran. <text:s/>Add flour mixture and stir just until mixed. <text:s/>Fill greased muffin pans 2/3 full. <text:s/>Bake in hot oven (400º) for 25-30 minutes. <text:s/>Makes 10-12 muffins.</text:p>
      <text:p text:style-name="P30">Six-Week Bran Muffin Mix</text:p>
      <text:p text:style-name="P31"><text:s text:c="5"/><text:tab/><text:tab/><text:tab/>Ruth Stinson</text:p>
      <text:p text:style-name="P32"/>
      <text:p text:style-name="Standard">1 box (15-oz.) Kelloggs Raisin Bran or<text:tab/><text:tab/>1 cup vegetable oil</text:p>
      <text:p text:style-name="Standard"><text:tab/>samesize Bran Flakes<text:tab/><text:tab/><text:tab/><text:tab/>3 cups sugar</text:p>
      <text:p text:style-name="Standard">5 cups all-purpose flour<text:tab/><text:tab/><text:tab/><text:tab/>5 <text:s/>teaspoons baking <text:s/>soda</text:p>
      <text:p text:style-name="Standard">4 eggs, beaten<text:tab/><text:tab/><text:tab/><text:tab/><text:tab/><text:tab/>1 teaspoon salt</text:p>
      <text:p text:style-name="Standard">1 quart buttermilk<text:tab/><text:tab/><text:tab/><text:tab/><text:tab/>2 to<text:s/>2 ½<text:s/>cups raisins (more if Bran Flakes</text:p>
      <text:p text:style-name="Standard">5 cups walnuts (or pecans), chopped<text:tab/><text:tab/><text:tab/><text:tab/>are used</text:p>
      <text:p text:style-name="Standard">3 cans (20-oz. each) crushed pineapple (well-drained)</text:p>
      <text:p text:style-name="Standard"/>
      <text:p text:style-name="Standard">Mix dry ingredients, add raisins and nuts; add eggs, oil, buttermilk and pineapple. <text:s/>Bae at 300º for 30<text:s/>minutes or until done. <text:s/>Store in refrigerator in tightly covered bowl up to 6 weeks. <text:s/>These freeze well after baking.</text:p>
      <text:p text:style-name="Standard"/>
      <text:p text:style-name="P33">Breakfast Casserole Muffins</text:p>
      <text:p text:style-name="Standard"/>
      <text:p text:style-name="Standard">1 lb sausage, browned and drained<text:tab/><text:tab/><text:tab/>6 eggs, beaten</text:p>
      <text:p text:style-name="Standard">2 cups milk<text:tab/><text:tab/><text:tab/><text:tab/><text:tab/><text:tab/>1 cup Bisquick Mix</text:p>
      <text:p text:style-name="Standard">½<text:s/>teaspoon salt<text:tab/><text:tab/><text:tab/><text:tab/><text:tab/>¼<text:s/>teaspoon pepper</text:p>
      <text:p text:style-name="Standard">2 cups grated cheese<text:tab/><text:tab/><text:tab/><text:tab/><text:tab/></text:p>
      <text:p text:style-name="Standard"/>
      <text:p text:style-name="Standard">Spray muffin tins with cooking spray. <text:s/>Place cooked sausage in muffin tins. <text:s/>Mix eggs, milk, Bisquick Mix, salt and pepper. <text:s/>Pour over sausage. <text:s/>Top with grated cheese. <text:s/>Bake at 350º for 20-25 minutes. <text:s/>Freezes great. <text:s/>Can thaw in microwave in 30 seconds.</text:p>
      <text:p text:style-name="P34"/>
      <text:p text:style-name="P35">Cranberry Pecan Muffins</text:p>
      <text:p text:style-name="Standard"/>
      <text:p text:style-name="Standard">1 ½<text:s/>cups chopped cranberries<text:tab/><text:tab/><text:tab/>¼<text:s/>cup sugar</text:p>
      <text:p text:style-name="Standard">3 cups sifted all-purpose flour<text:tab/><text:tab/><text:tab/>4 ½<text:s/>teaspoons baking powder</text:p>
      <text:p text:style-name="Standard">½<text:s/>teaspoon salt<text:tab/><text:tab/><text:tab/><text:tab/><text:tab/>1 cup sugar</text:p>
      <text:p text:style-name="Standard">½<text:s/>cup butter<text:tab/><text:tab/><text:tab/><text:tab/><text:tab/><text:tab/>2 teaspoons grated lemon rind</text:p>
      <text:p text:style-name="Standard">2 eggs<text:tab/><text:tab/><text:tab/><text:tab/><text:tab/><text:tab/><text:tab/>1 cup milk</text:p>
      <text:p text:style-name="Standard">1 cup pecans, chopped<text:tab/><text:tab/><text:tab/><text:tab/>2 teaspoons grated lemon rind</text:p>
      <text:p text:style-name="Standard"/>
      <text:p text:style-name="Standard">Combine coarsely chopped cranberries and<text:s/>¼<text:s/>cup sugar in small bowl; let stand while preparing batter. <text:s/>Sift flour, baking powder, salt and 1cup sugar in a large<text:s/>bowl. <text:s/>Cut in butter with a pastry blender until mixture is crumbly. <text:s/>Stir in pecans and lemon rind. <text:s/>Beat eggs in small bowl until light; stir in milk. <text:s/>Add liquid all at once to flour mixture, stirring just until moist. <text:s/>Fold in cranberry mixture. <text:s/>Spoon<text:s/>batter into greased medium-size muffin pan cups, filling each 2/3 full. <text:s/>Bake in hot oven (400º) for 20 minutes, or until golden brown. <text:s/>Remove from pans to wire racks. <text:s/>Serve warm.<text:s/></text:p>
      <text:soft-page-break/>
      <text:p text:style-name="P36">Popovers</text:p>
      <text:p text:style-name="Standard"/>
      <text:p text:style-name="Standard">2 eggs<text:tab/><text:tab/><text:tab/><text:tab/><text:tab/><text:tab/><text:tab/>1 cup milk</text:p>
      <text:p text:style-name="Standard">1 tablespoon butter, melted<text:tab/><text:tab/><text:tab/><text:tab/>1 cup sifted all-purpose flour</text:p>
      <text:p text:style-name="Standard">½<text:s/>teaspoon salt<text:tab/><text:tab/><text:tab/><text:tab/><text:tab/></text:p>
      <text:p text:style-name="Standard"/>
      <text:p text:style-name="Standard">Generously butter eight 5-ounce custard cups; place on a jelly-roll pan. <text:s/>Beat eggs in a medium-size glass bowl until frothy. <text:s/>Stir in milk and butter; beat until blended. <text:s/>Beat in flour and salt untilbatter is smooth. <text:s/>Ladle into prepared cups, filling each about half full. <text:s/>Bake in a hot over (425º) for 35 minutes. <text:s/>Cut slit in side of each popover to allow steam to escape. <text:s/>Retun <text:s/>to oven and bake 5 minutes longer, or until popovers are deep brown and very crisp. <text:s/>Serve with butter and jelly.</text:p>
      <text:p text:style-name="Standard"/>
      <text:p text:style-name="P37">Savory Cheddar Muffins</text:p>
      <text:p text:style-name="Standard"/>
      <text:p text:style-name="Standard">2 cups all-purpose flour<text:tab/><text:tab/><text:tab/><text:tab/>3 ½<text:s/>teaspoons baking<text:s/>powder</text:p>
      <text:p text:style-name="Standard">1 teaspoon salt<text:tab/><text:tab/><text:tab/><text:tab/><text:tab/>1 teaspoon paprika</text:p>
      <text:p text:style-name="Standard">¼<text:s/>cup butter<text:tab/><text:tab/><text:tab/><text:tab/><text:tab/><text:tab/>1 egg</text:p>
      <text:p text:style-name="Standard">1 cup milk<text:tab/><text:tab/><text:tab/><text:tab/><text:tab/><text:tab/>1 cup Cheddar cheese, grated</text:p>
      <text:p text:style-name="Standard">2/3 cups raisins</text:p>
      <text:p text:style-name="Standard"/>
      <text:p text:style-name="Standard">Sift flour with baking powder, salt and paprika. <text:s/>Cut in butter until mixture resembles fine crumbs. <text:s/>Stir in remaining ingredients just until moistened. <text:s/>Spoon into well-greased muffin pans. <text:s/>Bake at 425º for 25 minutes. <text:s/>Serves 12.</text:p>
      <text:p text:style-name="Standard"/>
      <text:p text:style-name="P38">Golden Oatmeal Muffins</text:p>
      <text:p text:style-name="P39"/>
      <text:p text:style-name="Standard">1 cup sifted all-purpose flour<text:tab/><text:tab/><text:tab/><text:tab/>1 tablespoon baking powder</text:p>
      <text:p text:style-name="Standard">½<text:s/>teaspoon salt<text:tab/><text:tab/><text:tab/><text:tab/><text:tab/>¼<text:s/><text:s/>cup sugar</text:p>
      <text:p text:style-name="Standard">1 cup oats, uncooked<text:tab/><text:tab/><text:tab/><text:tab/><text:tab/>3 tablespoons vegetable oil</text:p>
      <text:p text:style-name="Standard">1 egg, beaten<text:tab/><text:tab/><text:tab/><text:tab/><text:tab/><text:tab/>1 cup milk</text:p>
      <text:p text:style-name="Standard"/>
      <text:p text:style-name="Standard">Sift together flour, baking powder, salt and sugar into bowl. <text:s/>Stir in oats. <text:s/>Add remaining ingredients; stir only until dry ingredients are moistened. <text:s/>Fill greased medium-sized muffin cups 2/3 full. <text:s/>Bake in preheated oven(425º) about15 minutes. <text:s/>Serve piping hot. <text:s/>Makes 1 dozen.</text:p>
      <text:p text:style-name="Standard"/>
      <text:p text:style-name="P40"/>
      <text:p text:style-name="P41">Pumpkin-Carrot Spice Muffins</text:p>
      <text:p text:style-name="P42"><text:tab/><text:tab/><text:tab/><text:tab/><text:tab/>Karen Weinrib, Homewood, Alabama</text:p>
      <text:p text:style-name="Standard"/>
      <text:p text:style-name="Standard">1 box carrot or spice cake mix<text:tab/><text:tab/><text:tab/>6 tablespoons egg substitute (or 3 egg whites)</text:p>
      <text:p text:style-name="Standard">1can pumpkin (15-oz.)<text:tab/><text:tab/><text:tab/><text:tab/>1/3 cup water</text:p>
      <text:p text:style-name="Standard">2/3 cup golden raisins</text:p>
      <text:p text:style-name="Standard"/>
      <text:p text:style-name="Standard">Preheat over to 350º. <text:s/>Spray 20 muffin tins with non-stick cooking spray. <text:s/>Combine cake mix, pumpkin, egg substitute and water. Beat with mixer on low for 30 seconds. <text:s/>Scrape bowl; thenbeat on medium for two minutes. <text:s/>Stir in golden raisins. <text:s/>Spoon into muffin tin. Bake for 18-20 minutes. <text:s/>Remove from pan and cool on wire racks.</text:p>
      <text:p text:style-name="P43"/>
      <text:p text:style-name="P44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Breads - Muffins</text:p>
      </style:header>
      <style:footer>
        <text:p text:style-name="P3"><text:page-number text:fixed="false">6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09-04-16T11:32:00Z</meta:creation-date>
    <dc:date>2015-08-21T23:44:00Z</dc:date>
    <meta:template xlink:href="Normal" xlink:type="simple"/>
    <meta:editing-cycles>7</meta:editing-cycles>
    <meta:editing-duration>PT5460S</meta:editing-duration>
    <meta:user-defined meta:name="Info 1"/>
    <meta:user-defined meta:name="Info 2"/>
    <meta:user-defined meta:name="Info 3"/>
    <meta:user-defined meta:name="Info 4"/>
    <meta:document-statistic meta:page-count="4" meta:paragraph-count="17" meta:word-count="1338" meta:character-count="8951" meta:row-count="63" meta:non-whitespace-character-count="7630"/>
  </office:meta>
</office:document-meta>
</file>